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48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6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36S</meta:editing-duration>
    <meta:editing-cycles>1250</meta:editing-cycles>
    <meta:generator>OpenOffice/4.1.15$Win32 OpenOffice.org_project/4115m2$Build-9813</meta:generator>
    <dc:date>2024-10-10T16:04:44.5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